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shadow="none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-left="0.5pt solid #b2b2b2" fo:border-right="none" fo:border-top="0.5pt solid #b2b2b2" fo:border-bottom="none">
        <style:background-image/>
      </style:table-cell-properties>
    </style:style>
    <style:style style:name="FooterTable.B1" style:family="table-cell">
      <style:table-cell-properties style:vertical-align="" fo:background-color="transparent" fo:padding="0cm" fo:border-left="none" fo:border-right="none" fo:border-top="0.5pt solid #b2b2b2" fo:border-bottom="none">
        <style:background-image/>
      </style:table-cell-properties>
    </style:style>
    <style:style style:name="FooterTable.G1" style:family="table-cell">
      <style:table-cell-properties style:vertical-align="" fo:background-color="transparent" fo:padding="0cm" fo:border-left="none" fo:border-right="0.5pt solid #b2b2b2" fo:border-top="0.5pt solid #b2b2b2" fo:border-bottom="none">
        <style:background-image/>
      </style:table-cell-properties>
    </style:style>
    <style:style style:name="FooterTable.2" style:family="table-row">
      <style:table-row-properties style:min-row-height="0.513cm" fo:keep-together="always"/>
    </style:style>
    <style:style style:name="FooterTable.A2" style:family="table-cell">
      <style:table-cell-properties style:vertical-align="" fo:background-color="transparent" fo:padding="0cm" fo:border-left="0.5pt solid #b2b2b2" fo:border-right="none" fo:border-top="none" fo:border-bottom="0.5pt solid #b2b2b2">
        <style:background-image/>
      </style:table-cell-properties>
    </style:style>
    <style:style style:name="FooterTable.B2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G2" style:family="table-cell">
      <style:table-cell-properties style:vertical-align="" fo:background-color="transparent" fo:padding="0cm" fo:border-left="none" fo:border-right="0.5pt solid #b2b2b2" fo:border-top="none" fo:border-bottom="0.5pt solid #b2b2b2">
        <style:background-image/>
      </style:table-cell-properties>
    </style:style>
    <style:style style:name="FooterTable.3" style:family="table-row">
      <style:table-row-properties style:min-row-height="0.011cm" fo:keep-together="always"/>
    </style:style>
    <style:style style:name="FooterTable.A3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A4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37de4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9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20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f29dc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3f29dc" style:font-size-asian="7pt" style:font-weight-asian="normal" style:font-size-complex="7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f29dc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font-size="7pt" officeooo:paragraph-rsid="01b949ea" style:font-size-asian="6.09999990463257pt" style:font-size-complex="7pt"/>
    </style:style>
    <style:style style:name="P1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5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f29dc" style:font-size-asian="7pt" style:font-weight-asian="normal" style:font-size-complex="7pt" style:font-weight-complex="normal"/>
    </style:style>
    <style:style style:name="P1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f29d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f29d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60" style:family="paragraph" style:parent-style-name="Frame_20_contents">
      <style:paragraph-properties fo:text-align="start" style:justify-single-word="fals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9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letter-spacing="0.007cm" fo:language="it" fo:country="IT" style:text-underline-style="none" officeooo:rsid="00481ece" style:font-name-complex="Calibri"/>
    </style:style>
    <style:style style:name="T31" style:family="text">
      <style:text-properties fo:color="#000000" fo:letter-spacing="0.007cm" fo:language="it" fo:country="IT" officeooo:rsid="00481ece" style:font-name-complex="Calibri"/>
    </style:style>
    <style:style style:name="T32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4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5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6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8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9" style:family="text">
      <style:text-properties fo:color="#333333" fo:font-size="2pt" style:font-size-asian="2pt" style:font-size-complex="2pt"/>
    </style:style>
    <style:style style:name="T40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41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42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4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4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45" style:family="text">
      <style:text-properties fo:color="#333333" fo:font-weight="bold" style:font-weight-asian="bold" style:font-name-complex="Helvetica" style:font-weight-complex="bold"/>
    </style:style>
    <style:style style:name="T46" style:family="text">
      <style:text-properties officeooo:rsid="013aad73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93c4ce" fo:background-color="transparent" loext:char-shading-value="0"/>
    </style:style>
    <style:style style:name="T4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0" style:family="text">
      <style:text-properties officeooo:rsid="0090aa57"/>
    </style:style>
    <style:style style:name="T51" style:family="text">
      <style:text-properties fo:font-style="normal" fo:background-color="transparent" loext:char-shading-value="0" style:font-style-asian="normal" style:font-style-complex="normal"/>
    </style:style>
    <style:style style:name="T52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3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4" style:family="text">
      <style:text-properties officeooo:rsid="01889bc9"/>
    </style:style>
    <style:style style:name="T55" style:family="text">
      <style:text-properties officeooo:rsid="01833024"/>
    </style:style>
    <style:style style:name="T5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431666" style:font-weight-asian="bold" style:font-weight-complex="bold"/>
    </style:style>
    <style:style style:name="T5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62" style:family="text">
      <style:text-properties officeooo:rsid="006849b6"/>
    </style:style>
    <style:style style:name="T6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T70" style:family="text">
      <style:text-properties fo:font-size="7pt" officeooo:rsid="01431666" style:font-size-asian="7pt" style:font-size-complex="7pt"/>
    </style:style>
    <style:style style:name="T7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7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73" style:family="text">
      <style:text-properties fo:font-size="7pt" fo:font-weight="bold" style:font-size-asian="7pt" style:font-weight-asian="bold" style:font-size-complex="7pt" style:font-weight-complex="bold"/>
    </style:style>
    <style:style style:name="T74" style:family="text">
      <style:text-properties style:text-underline-style="solid" style:text-underline-width="auto" style:text-underline-color="font-color" style:language-complex="ar" style:country-complex="SA"/>
    </style:style>
    <style:style style:name="T7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6"><text:placeholder text:placeholder-type="text">&lt;translate(u'q.ty')&gt;</text:placeholder></text:p>
            </table:table-cell>
            <table:table-cell table:style-name="Tabella2.A1" office:value-type="string">
              <text:p text:style-name="P4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/>
            </table:table-cell>
            <table:table-cell table:style-name="Tabella2.A1" office:value-type="string">
              <text:p text:style-name="P47"><text:placeholder text:placeholder-type="text">&lt;translate(u'VAT')&gt;</text:placeholder></text:p>
            </table:table-cell>
            <table:table-cell table:style-name="Tabella2.A1" office:value-type="string">
              <text:p text:style-name="P4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3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98"><text:placeholder text:placeholder-type="text">&lt;line.name&gt;</text:placeholder></text:p>
            <text:p text:style-name="P80"><text:span text:style-name="Strong_20_Emphasis"><text:span text:style-name="T68"><text:placeholder text:placeholder-type="text">&lt;if test="check_installed_module('partner_product_additional_description')"&gt;</text:placeholder></text:span></text:span></text:p>
            <text:p text:style-name="P80"><text:span text:style-name="Strong_20_Emphasis"><text:span text:style-name="T68"><text:placeholder text:placeholder-type="text">&lt;if test="line.invoice_id.partner_product_additional_description_id"&gt;</text:placeholder></text:span></text:span></text:p>
            <text:p text:style-name="P80"><text:span text:style-name="Strong_20_Emphasis"><text:span text:style-name="T66"><text:placeholder text:placeholder-type="text">&lt;line.invoice_id.partner_product_additional_description_id.name&gt;</text:placeholder></text:span></text:span></text:p>
            <text:p text:style-name="P80"><text:span text:style-name="Strong_20_Emphasis"><text:span text:style-name="T68"><text:placeholder text:placeholder-type="text">&lt;/if&gt;</text:placeholder></text:span></text:span></text:p>
            <text:p text:style-name="P89"><text:bookmark-start text:name="__DdeLink__1306_11017385391"/><text:span text:style-name="Strong_20_Emphasis"><text:span text:style-name="T6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97"><text:placeholder text:placeholder-type="text">&lt;if test="line.quantity != 0.00"&gt;</text:placeholder></text:p>
            <text:p text:style-name="P97"><text:span text:style-name="Strong_20_Emphasis"><text:span text:style-name="T6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96"><text:placeholder text:placeholder-type="text">&lt;/if&gt;</text:placeholder></text:p>
          </table:table-cell>
          <table:table-cell table:style-name="Tabella2.D7" office:value-type="string">
            <text:p text:style-name="P118"><text:placeholder text:placeholder-type="text">&lt;if test="line.quantity != 0.00 and not o.print_net_price"&gt;</text:placeholder></text:p>
            <text:p text:style-name="P115"><text:placeholder text:placeholder-type="text">&lt;formatLang(line.price_unit, digits=2)&gt;</text:placeholder></text:p>
            <text:p text:style-name="P118"><text:placeholder text:placeholder-type="text">&lt;/if&gt;</text:placeholder></text:p>
            <text:p text:style-name="P118"><text:placeholder text:placeholder-type="text">&lt;if test="line.quantity != 0.00 and o.print_net_price"&gt;</text:placeholder></text:p>
            <text:p text:style-name="P115"><text:placeholder text:placeholder-type="text">&lt;formatLang(line.price_subtotal / line.quantity, digits=2)&gt;</text:placeholder></text:p>
            <text:p text:style-name="P118"><text:placeholder text:placeholder-type="text">&lt;/if&gt;</text:placeholder></text:p>
          </table:table-cell>
          <table:table-cell table:style-name="Tabella2.E7" office:value-type="string">
            <text:p text:style-name="P90"><text:span text:style-name="Strong_20_Emphasis"><text:span text:style-name="T63"><text:placeholder text:placeholder-type="text">&lt;if test="line.discount != 0.00 and not o.print_net_price"&gt;</text:placeholder></text:span></text:span><text:span text:style-name="Strong_20_Emphasis"><text:span text:style-name="T64">-</text:span></text:span><text:span text:style-name="Strong_20_Emphasis"><text:span text:style-name="T65"><text:placeholder text:placeholder-type="text">&lt;formatLang(line.discount,digits=1)&gt;</text:placeholder></text:span></text:span><text:span text:style-name="Strong_20_Emphasis"><text:span text:style-name="T65">%</text:span></text:span><text:span text:style-name="Strong_20_Emphasis"><text:span text:style-name="T63"><text:placeholder text:placeholder-type="text">&lt;/if&gt;</text:placeholder></text:span></text:span></text:p>
          </table:table-cell>
          <table:table-cell table:style-name="Tabella2.F7" office:value-type="string">
            <text:p text:style-name="P112"><text:span text:style-name="T6"><text:placeholder text:placeholder-type="text">&lt;if test="line.invoice_line_tax_id"&gt;</text:placeholder></text:span><text:span text:style-name="T6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18"><text:placeholder text:placeholder-type="text">&lt;if test="line.price_subtotal != 0.00"&gt;</text:placeholder></text:p>
            <text:p text:style-name="P114"><text:placeholder text:placeholder-type="text">&lt;formatLang(line.price_subtotal)&gt;</text:placeholder></text:p>
            <text:p text:style-name="P117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office:value-type="string">
            <text:p text:style-name="P142"><text:span text:style-name="T38"><text:placeholder text:placeholder-type="text">&lt;if test="not variant_images()"&gt;</text:placeholder></text:span><text:span text:style-name="T70">Imponibile </text:span><text:span text:style-name="T39"><text:placeholder text:placeholder-type="text">&lt;/if&gt;</text:placeholder></text:span><text:span text:style-name="T18"><text:placeholder text:placeholder-type="text">&lt;if test="o.partner_id.lang != 'it_IT'"&gt;</text:placeholder></text:span><text:span text:style-name="T69"><text:placeholder text:placeholder-type="text">&lt;get_label(o,'amount_untaxed').upper()&gt;</text:placeholder></text:span><text:span text:style-name="T18"><text:placeholder text:placeholder-type="text">&lt;/if&gt;</text:placeholder></text:span></text:p>
          </table:table-cell>
          <table:table-cell table:style-name="FooterTable.B1" office:value-type="string">
            <text:p text:style-name="P142"><text:span text:style-name="T38"><text:placeholder text:placeholder-type="text">&lt;if test="not variant_images()"&gt;</text:placeholder></text:span><text:span text:style-name="T70">Imposta </text:span><text:span text:style-name="T39"><text:placeholder text:placeholder-type="text">&lt;/if&gt;</text:placeholder></text:span><text:span text:style-name="T18"><text:placeholder text:placeholder-type="text">&lt;if test="o.partner_id.lang != 'it_IT'"&gt;</text:placeholder></text:span><text:span text:style-name="T69"><text:placeholder text:placeholder-type="text">&lt;get_label(o,'amount_tax').upper()&gt;</text:placeholder></text:span><text:span text:style-name="T18"><text:placeholder text:placeholder-type="text">&lt;/if&gt;</text:placeholder></text:span></text:p>
          </table:table-cell>
          <table:table-cell table:style-name="FooterTable.B1" table:number-columns-spanned="4" office:value-type="string">
            <text:p text:style-name="P148"/>
          </table:table-cell>
          <table:covered-table-cell/>
          <table:covered-table-cell/>
          <table:covered-table-cell/>
          <table:table-cell table:style-name="FooterTable.G1" office:value-type="string">
            <text:p text:style-name="P128"><text:span text:style-name="T40"><text:placeholder text:placeholder-type="text">&lt;if test="not variant_images()"&gt;</text:placeholder></text:span><text:span text:style-name="T71">Totale </text:span><text:span text:style-name="T72">Fattura</text:span><text:span text:style-name="T71"> </text:span><text:span text:style-name="T41"><text:placeholder text:placeholder-type="text">&lt;/if&gt;</text:placeholder></text:span><text:span text:style-name="T19"><text:placeholder text:placeholder-type="text">&lt;if test="o.partner_id.lang != 'it_IT'"&gt;</text:placeholder></text:span><text:span text:style-name="T73"><text:placeholder text:placeholder-type="text">&lt;translate(u'total invoice').upper()&gt;</text:placeholder></text:span><text:span text:style-name="T19"><text:placeholder text:placeholder-type="text">&lt;/if&gt;</text:placeholder></text:span></text:p>
          </table:table-cell>
        </table:table-row>
        <table:table-row table:style-name="FooterTable.2">
          <table:table-cell table:style-name="FooterTable.A2" office:value-type="string">
            <text:p text:style-name="P139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B2" office:value-type="string">
            <text:p text:style-name="P139"><text:placeholder text:placeholder-type="text">&lt;formatLang(o.amount_tax)&gt;</text:placeholder></text:p>
          </table:table-cell>
          <table:table-cell table:style-name="FooterTable.B2" table:number-columns-spanned="4" office:value-type="string">
            <text:p text:style-name="P139"/>
          </table:table-cell>
          <table:covered-table-cell/>
          <table:covered-table-cell/>
          <table:covered-table-cell/>
          <table:table-cell table:style-name="FooterTable.G2" office:value-type="string">
            <text:p text:style-name="P134"><text:placeholder text:placeholder-type="text">&lt;formatLang(o.amount_total)&gt;</text:placeholder></text:p>
          </table:table-cell>
        </table:table-row>
        <table:table-row table:style-name="FooterTable.3">
          <table:table-cell table:style-name="FooterTable.A3" table:number-columns-spanned="7" office:value-type="string">
            <text:p text:style-name="P145"><text:span text:style-name="T31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A4" table:number-columns-spanned="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A3" table:number-columns-spanned="3" office:value-type="string">
            <text:p text:style-name="P140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3" office:value-type="string">
            <text:p text:style-name="P146"><text:span text:style-name="T74"><text:placeholder text:placeholder-type="text">&lt;if test="len(get_group_tax(o.tax_line)) &gt; 1"&gt;</text:placeholder></text:span><text:span text:style-name="T75"><text:placeholder text:placeholder-type="text">&lt;formatLang(line.base)&gt;</text:placeholder></text:span><text:span text:style-name="T74"><text:placeholder text:placeholder-type="text">&lt;/if&gt;</text:placeholder></text:span></text:p>
          </table:table-cell>
          <table:table-cell table:style-name="FooterTable.A3" office:value-type="string">
            <text:p text:style-name="P146"><text:span text:style-name="T74"><text:placeholder text:placeholder-type="text">&lt;if test="len(get_group_tax(o.tax_line)) &gt; 1"&gt;</text:placeholder></text:span><text:bookmark-start text:name="__DdeLink__4092_9571077921"/><text:span text:style-name="T75"><text:placeholder text:placeholder-type="text">&lt;formatLang(line.amount)&gt;</text:placeholder></text:span><text:bookmark-end text:name="__DdeLink__4092_9571077921"/><text:span text:style-name="T74"><text:placeholder text:placeholder-type="text">&lt;/if&gt;</text:placeholder></text:span></text:p>
          </table:table-cell>
          <table:table-cell table:style-name="FooterTable.A4" office:value-type="string">
            <text:p text:style-name="P144"/>
          </table:table-cell>
          <table:table-cell table:style-name="FooterTable.A4" office:value-type="string">
            <text:p text:style-name="P143"/>
          </table:table-cell>
        </table:table-row>
        <table:table-row table:style-name="FooterTable.3">
          <table:table-cell table:style-name="FooterTable.A6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A4" table:number-columns-spanned="7" office:value-type="string">
            <text:p text:style-name="P14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A6" table:number-columns-spanned="7" office:value-type="string">
            <text:p text:style-name="P150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A4" table:number-columns-spanned="3" office:value-type="string">
            <text:p text:style-name="P152"><text:placeholder text:placeholder-type="text">&lt;line.name&gt;</text:placeholder></text:p>
          </table:table-cell>
          <table:covered-table-cell/>
          <table:covered-table-cell/>
          <table:table-cell table:style-name="FooterTable.A4" office:value-type="string">
            <text:p text:style-name="P153"><text:placeholder text:placeholder-type="text">&lt;formatLang(line.price_subtotal)&gt;</text:placeholder></text:p>
          </table:table-cell>
          <table:table-cell table:style-name="FooterTable.A4" office:value-type="string">
            <text:p text:style-name="P153"/>
          </table:table-cell>
          <table:table-cell table:style-name="FooterTable.A4" office:value-type="string">
            <text:p text:style-name="P143"/>
          </table:table-cell>
          <table:table-cell table:style-name="FooterTable.A4" office:value-type="string">
            <text:p text:style-name="P129"/>
          </table:table-cell>
        </table:table-row>
        <table:table-row table:style-name="FooterTable.3">
          <table:table-cell table:style-name="FooterTable.A6" table:number-columns-spanned="7" office:value-type="string">
            <text:p text:style-name="P1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A6" table:number-columns-spanned="7" office:value-type="string">
            <text:p text:style-name="P1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3">
          <table:table-cell table:style-name="FooterTable.B2" table:number-columns-spanned="3" office:value-type="string">
            <text:p text:style-name="P141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B2" office:value-type="string">
            <text:p text:style-name="P130"><text:placeholder text:placeholder-type="text">&lt;formatLang(o.residual)&gt;</text:placeholder></text:p>
          </table:table-cell>
          <table:table-cell table:style-name="FooterTable.A4" office:value-type="string">
            <text:p text:style-name="P131"/>
          </table:table-cell>
          <table:table-cell table:style-name="FooterTable.A4" office:value-type="string">
            <text:p text:style-name="P143"/>
          </table:table-cell>
          <table:table-cell table:style-name="FooterTable.A4" office:value-type="string">
            <text:p text:style-name="P129"/>
          </table:table-cell>
        </table:table-row>
      </table:table>
      <text:p text:style-name="P120"/>
      <text:p text:style-name="P159"><text:placeholder text:placeholder-type="text">&lt;if test="o.print_payment_in_footer"&gt;</text:placeholder></text:p>
      <text:p text:style-name="P157"><text:placeholder text:placeholder-type="text">&lt;if test="o.move_id"&gt;</text:placeholder></text:p>
      <text:p text:style-name="P154"><text:placeholder text:placeholder-type="text">&lt;get_label(o,'date_due')&gt;</text:placeholder></text:p>
      <text:p text:style-name="P157"><text:placeholder text:placeholder-type="text">&lt;/if&gt;</text:placeholder></text:p>
      <text:p text:style-name="P156"><text:placeholder text:placeholder-type="text">&lt;for each="line in invoice_move_lines(o.move_id)"&gt;</text:placeholder></text:p>
      <text:p text:style-name="P158"><text:placeholder text:placeholder-type="text">&lt;setLang('it_IT')&gt;</text:placeholder></text:p>
      <text:p text:style-name="P155"><text:span text:style-name="T51"><text:placeholder text:placeholder-type="text">&lt;formatLang(line.date_maturity,date=True) or ''&gt;</text:placeholder></text:span><text:span text:style-name="T51"> </text:span><text:span text:style-name="T14"><text:placeholder text:placeholder-type="text">&lt;setLang(o.partner_id.lang or  'it_IT')&gt;</text:placeholder></text:span><text:span text:style-name="T14"> <text:s/></text:span><text:span text:style-name="T51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136"><text:placeholder text:placeholder-type="text">&lt;/for&gt;</text:placeholder></text:p>
      <text:p text:style-name="P122"><text:placeholder text:placeholder-type="text">&lt;if test="o.type == 'out_invoice' "&gt;</text:placeholder></text:p>
      <text:p text:style-name="P122"><text:placeholder text:placeholder-type="text">&lt;if test="o.state == 'proforma2'"&gt;</text:placeholder><text:span text:style-name="T28"><text:placeholder text:placeholder-type="text">&lt;setLang('it_IT')&gt;</text:placeholder></text:span></text:p>
      <text:p text:style-name="P124"><text:placeholder text:placeholder-type="text">&lt;formatLang(o.date_due, date=True) or ''&gt;</text:placeholder></text:p>
      <text:p text:style-name="P121"><text:placeholder text:placeholder-type="text">&lt;setLang(o.partner_id.lang or  'it_IT')&gt;</text:placeholder></text:p>
      <text:p text:style-name="P123"><text:placeholder text:placeholder-type="text">&lt;/if&gt;</text:placeholder></text:p>
      <text:p text:style-name="P127"><text:placeholder text:placeholder-type="text">&lt;/if&gt;</text:placeholder></text:p>
      <text:p text:style-name="P127"><text:placeholder text:placeholder-type="text">&lt;/if&gt;</text:placeholder></text:p>
      <text:p text:style-name="P135"><text:placeholder text:placeholder-type="text">&lt;if test="check_installed_module('account_fiscal_position_rule_partner')"&gt;</text:placeholder></text:p>
      <text:p text:style-name="P133"><text:placeholder text:placeholder-type="text">&lt;if test="o.account_fiscal_position_rule_id"&gt;</text:placeholder></text:p>
      <text:p text:style-name="P132"><text:span text:style-name="T52">C</text:span><text:span text:style-name="T53">ome da vs. dichiarazione di intento n° </text:span><text:bookmark-start text:name="__DdeLink__1227_186623427021"/><text:span text:style-name="T53"><text:placeholder text:placeholder-type="text">&lt;o.account_fiscal_position_rule_id.name&gt;</text:placeholder></text:span><text:bookmark-end text:name="__DdeLink__1227_186623427021"/><text:span text:style-name="T53"> del </text:span><text:span text:style-name="T53"><text:placeholder text:placeholder-type="text">&lt;formatLang(o.account_fiscal_position_rule_id.date_issue, date=True) or ''&gt;</text:placeholder></text:span><text:span text:style-name="T53"> ricevuta in data </text:span><text:bookmark-start text:name="__DdeLink__1234_186623427021"/><text:span text:style-name="T53"><text:placeholder text:placeholder-type="text">&lt;formatLang(o.account_fiscal_position_rule_id.date_reception, date=True) or ''&gt;</text:placeholder></text:span><text:bookmark-end text:name="__DdeLink__1234_186623427021"/><text:span text:style-name="T53"> e protocollata al n</text:span><text:bookmark-start text:name="__DdeLink__3853_186623427021"/><text:span text:style-name="T53">°</text:span><text:bookmark-end text:name="__DdeLink__3853_186623427021"/><text:span text:style-name="T53"> </text:span><text:span text:style-name="T53"><text:placeholder text:placeholder-type="text">&lt;o.account_fiscal_position_rule_id.number_protocol&gt;</text:placeholder></text:span><text:span text:style-name="T53">.</text:span></text:p>
      <text:p text:style-name="P133"><text:placeholder text:placeholder-type="text">&lt;/if&gt;</text:placeholder></text:p>
      <text:p text:style-name="P133"><text:placeholder text:placeholder-type="text">&lt;/if&gt;</text:placeholder></text:p>
      <text:p text:style-name="P137"><text:placeholder text:placeholder-type="text">&lt;o.comment or ''&gt;</text:placeholder></text:p>
      <text:p text:style-name="P126"><draw:frame draw:style-name="fr2" draw:name="image: asimage(o.tax_stamp_image,None,3,2.2,'cm')" text:anchor-type="as-char" svg:y="0.037cm" svg:height="0.25cm" draw:z-index="1"><draw:text-box fo:min-width="0.342cm"><text:p text:style-name="P16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53:05.904282307</dc:date>
    <meta:editing-duration>P4DT9H53M19S</meta:editing-duration>
    <meta:editing-cycles>809</meta:editing-cycles>
    <meta:generator>LibreOffice/5.1.6.2$Linux_X86_64 LibreOffice_project/10m0$Build-2</meta:generator>
    <meta:document-statistic meta:table-count="10" meta:image-count="0" meta:object-count="0" meta:page-count="1" meta:paragraph-count="173" meta:word-count="673" meta:character-count="8423" meta:non-whitespace-character-count="7906"/>
  </office:meta>
</office:document-meta>
</file>